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3">
      <style:paragraph-properties fo:margin-left="0in" fo:margin-right="0in" fo:line-height="200%" fo:text-indent="0in" style:auto-text-indent="false"/>
      <style:text-properties officeooo:rsid="000f8a0f" officeooo:paragraph-rsid="001051cf"/>
    </style:style>
    <style:style style:name="P2" style:family="paragraph" style:parent-style-name="Standard">
      <style:paragraph-properties fo:line-height="200%"/>
      <style:text-properties officeooo:rsid="000ca96d" officeooo:paragraph-rsid="000ca96d"/>
    </style:style>
    <style:style style:name="P3" style:family="paragraph" style:parent-style-name="Standard">
      <style:paragraph-properties fo:line-height="200%"/>
      <style:text-properties officeooo:rsid="000ca96d" officeooo:paragraph-rsid="000f8a0f"/>
    </style:style>
    <style:style style:name="P4" style:family="paragraph" style:parent-style-name="Standard">
      <style:text-properties officeooo:rsid="000f8a0f" officeooo:paragraph-rsid="000f8a0f"/>
    </style:style>
    <style:style style:name="P5" style:family="paragraph" style:parent-style-name="Standard">
      <style:paragraph-properties fo:line-height="200%"/>
      <style:text-properties officeooo:rsid="000f8a0f" officeooo:paragraph-rsid="000f8a0f"/>
    </style:style>
    <style:style style:name="P6" style:family="paragraph" style:parent-style-name="Standard">
      <style:paragraph-properties fo:line-height="200%"/>
      <style:text-properties officeooo:rsid="001051cf" officeooo:paragraph-rsid="001051cf"/>
    </style:style>
    <style:style style:name="P7" style:family="paragraph" style:parent-style-name="Standard">
      <style:paragraph-properties fo:line-height="200%" fo:text-align="center" style:justify-single-word="false"/>
      <style:text-properties officeooo:rsid="001051cf" officeooo:paragraph-rsid="001051cf"/>
    </style:style>
    <style:style style:name="T1" style:family="text">
      <style:text-properties officeooo:rsid="000dbbd2"/>
    </style:style>
    <style:style style:name="T2" style:family="text">
      <style:text-properties officeooo:rsid="000f8a0f"/>
    </style:style>
    <style:style style:name="T3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 Cervantes</text:p>
      <text:p text:style-name="P6">Gary </text:p>
      <text:p text:style-name="P6">CSCI 240</text:p>
      <text:p text:style-name="P6">1FEB2019</text:p>
      <text:p text:style-name="P7">Homework 2</text:p>
      <text:p text:style-name="P2">1) The purpose of ls -l is to tell the command to give a long list format describing everything ls lists in more detail such as permissions, owner, group… etc.</text:p>
      <text:p text:style-name="P2"/>
      <text:p text:style-name="P2">2) chmod 600 gives the owner read and write permissions</text:p>
      <text:p text:style-name="P2"/>
      <text:p text:style-name="P2">3) With privilege lists <text:span text:style-name="T1">the advantage is ease of revocation. If a user is removed from the system, the list shows all objects that the user has access to.</text:span></text:p>
      <text:p text:style-name="P2"/>
      <text:p text:style-name="P2">4) It is a realistic possibility with lists that they take up to much space on your disk.</text:p>
      <text:p text:style-name="P2"/>
      <text:p text:style-name="P3">5) <text:span text:style-name="T2">Capabilities are single or multi use ticket to access an object or service and is an unforgeable token</text:span></text:p>
      <text:p text:style-name="P3"><text:s/><text:span text:style-name="T2">To do this we can not give the ticket directly to the user, instead the OS holds the ticks. Tickets can also be encrypted in a key. </text:span></text:p>
      <text:p text:style-name="P2"/>
      <text:p text:style-name="P2">6) <text:span text:style-name="T1">Capabilities can transfer just as privileges can be escalated and transfer copies of privileges.</text:span></text:p>
      <text:p text:style-name="P2"/>
      <text:p text:style-name="P3">7) <text:span text:style-name="T2">During revocation of access, it is the job of the OS to search each users directory and revoke access to whatever needed to be changed.</text:span></text:p>
      <text:p text:style-name="P2"/>
      <text:p text:style-name="P2"><text:soft-page-break/>8) <text:span text:style-name="T2">The subject may now need to interact with the access control system through distinct kinds of users such as administrators, using role-based access control.</text:span></text:p>
      <text:p text:style-name="P2"/>
      <text:p text:style-name="P5">9) Yes this opens up many vulnerabilities to a system over a network.</text:p>
      <text:p text:style-name="P5"/>
      <text:p text:style-name="P5">10) In object-oriented programming a certain class describes capabilities/ characteristics. While in procedure-oriented access control a we describe the actions that a user is able to perform.</text:p>
      <text:p text:style-name="P5"/>
      <text:p text:style-name="P5">11) Because there is no triple for any empty cell of a certain matrix.</text:p>
      <text:p text:style-name="P5"/>
      <text:p text:style-name="P6">12) All the ACL does is define a set of permissions attached to a system while the ACM defines the subjects access rights. The pros for the ACL means it is easy and fast to find what permission a user has <text:s/>more than the ACM. With the ACM there is a lot more space saved rather than on a list.</text:p>
      <text:p text:style-name="P5"/>
      <text:list xml:id="list3073851641" text:style-name="WWNum3">
        <text:list-item>
          <text:list>
            <text:list-item>
              <text:list>
                <text:list-item>
                  <text:list>
                    <text:list-header>
                      <text:p text:style-name="P1"><text:span text:style-name="T3"/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asian="Calibri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3" style:display-name="ListLabel 3" style:family="text">
      <style:text-properties style:font-name-asian="Calibri" style:font-family-asian="Calibri" style:font-family-generic-asian="system" style:font-pitch-asian="variable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1:34:40.154990844</meta:creation-date>
    <meta:generator>LibreOffice/6.1.2.1$Linux_X86_64 LibreOffice_project/10$Build-1</meta:generator>
    <dc:date>2019-02-01T12:20:54.117815009</dc:date>
    <meta:editing-duration>PT4M49S</meta:editing-duration>
    <meta:editing-cycles>1</meta:editing-cycles>
    <meta:document-statistic meta:table-count="0" meta:image-count="0" meta:object-count="0" meta:page-count="2" meta:paragraph-count="18" meta:word-count="321" meta:character-count="1757" meta:non-whitespace-character-count="1450"/>
  </office:meta>
</office:document-meta>
</file>